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ddf1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6eeaea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c9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b84747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5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935cm" svg:x="4.375cm" svg:y="0.065cm">
          <text:p text:style-name="P1"><text:span text:style-name="T1">Original Mal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4.445cm" svg:x="0.365cm" svg:y="1.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5cm" svg:height="0.885cm" svg:x="0.165cm" svg:y="1.635cm">
          <draw:text-box>
            <text:p><text:span text:style-name="T2">Malware diversification service / botnet</text:span></text:p>
          </draw:text-box>
        </draw:frame>
        <draw:custom-shape draw:style-name="gr4" draw:text-style-name="P4" xml:id="id3" draw:id="id3" draw:layer="layout" svg:width="4.445cm" svg:height="1.905cm" svg:x="4.175cm" svg:y="4.275cm">
          <text:p text:style-name="P1"><text:span text:style-name="T2">Attack bots</text:span></text:p>
          <text:p text:style-name="P1"><text:span text:style-name="T2">(send diversified malwar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4.445cm" svg:height="1.905cm" svg:x="0.665cm" svg:y="2.505cm">
          <text:p text:style-name="P1"><text:span text:style-name="T2">Compile bots</text:span></text:p>
          <text:p text:style-name="P1"><text:span text:style-name="T2">(add diversit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4.445cm" svg:height="1.905cm" svg:x="6.615cm" svg:y="2.07cm">
          <text:p text:style-name="P1"><text:span text:style-name="T2">Link bots</text:span></text:p>
          <text:p text:style-name="P1"><text:span text:style-name="T2">(link compiled cod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35cm" svg:height="0.77cm" svg:x="5.945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xml:id="id4" draw:id="id4" draw:layer="layout" svg:width="1.27cm" svg:height="0.635cm" svg:x="1cm" svg:y="7.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1.27cm" svg:height="0.635cm" svg:x="5.145cm" svg:y="7.8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xml:id="id6" draw:id="id6" draw:layer="layout" svg:width="1.27cm" svg:height="0.635cm" svg:x="7.65cm" svg:y="7.8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xml:id="id5" draw:id="id5" draw:layer="layout" svg:width="1.27cm" svg:height="0.77cm" svg:x="9.89cm" svg:y="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draw:line-skew="0cm -0.591cm" svg:x1="5.11cm" svg:y1="3.458cm" svg:x2="7.266cm" svg:y2="3.696cm" draw:start-shape="id1" draw:start-glue-point="10" draw:end-shape="id2" draw:end-glue-point="7" svg:d="m5110 3458c1128 0 940 213 1197 343s959 177 959-105">
          <text:p/>
        </draw:connector>
        <draw:connector draw:style-name="gr12" draw:text-style-name="P1" draw:layer="layout" draw:type="curve" svg:x1="5.11cm" svg:y1="3.457cm" svg:x2="6.615cm" svg:y2="3.023cm" draw:start-shape="id1" draw:end-shape="id2" draw:end-glue-point="6" svg:d="m5110 3457c1128 0 376-434 1505-434">
          <text:p/>
        </draw:connector>
        <draw:connector draw:style-name="gr12" draw:text-style-name="P1" draw:layer="layout" draw:type="curve" svg:x1="8.838cm" svg:y1="3.975cm" svg:x2="7.969cm" svg:y2="4.554cm" draw:start-shape="id2" draw:start-glue-point="8" draw:end-shape="id3" draw:end-glue-point="11" svg:d="m8838 3975c0 225-869-64-869 579">
          <text:p/>
        </draw:connector>
        <draw:connector draw:style-name="gr12" draw:text-style-name="P1" draw:layer="layout" draw:type="curve" svg:x1="6.398cm" svg:y1="6.18cm" svg:x2="1.635cm" svg:y2="7.85cm" draw:start-shape="id3" draw:start-glue-point="8" draw:end-shape="id4" draw:end-glue-point="4" svg:d="m6398 6180c0 1252-4763 418-4763 1670">
          <text:p/>
        </draw:connector>
        <draw:connector draw:style-name="gr12" draw:text-style-name="P1" draw:layer="layout" draw:type="curve" svg:x1="6.398cm" svg:y1="6.18cm" svg:x2="10.525cm" svg:y2="7.85cm" draw:start-shape="id3" draw:start-glue-point="8" draw:end-shape="id5" svg:d="m6398 6180c0 1252 4127 418 4127 1670">
          <text:p/>
        </draw:connector>
        <draw:connector draw:style-name="gr12" draw:text-style-name="P1" draw:layer="layout" draw:type="curve" svg:x1="6.398cm" svg:y1="6.18cm" svg:x2="8.285cm" svg:y2="7.85cm" draw:start-shape="id3" draw:start-glue-point="8" draw:end-shape="id6" draw:end-glue-point="7" svg:d="m6398 6180c0 1252 1887 418 1887 1670">
          <text:p/>
        </draw:connector>
        <draw:connector draw:style-name="gr12" draw:text-style-name="P1" draw:layer="layout" draw:type="curve" svg:x1="6.398cm" svg:y1="6.18cm" svg:x2="5.78cm" svg:y2="7.85cm" draw:start-shape="id3" draw:start-glue-point="8" draw:end-shape="id7" svg:d="m6398 6180c0 1252-618 418-618 1670">
          <text:p/>
        </draw:connector>
        <draw:custom-shape draw:style-name="gr13" draw:text-style-name="P1" xml:id="id8" draw:id="id8" draw:layer="layout" svg:width="1.27cm" svg:height="0.635cm" svg:x="3.005cm" svg:y="7.8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1" draw:layer="layout" draw:type="curve" svg:x1="6.398cm" svg:y1="6.18cm" svg:x2="3.799cm" svg:y2="7.85cm" draw:start-shape="id3" draw:start-glue-point="8" draw:end-shape="id8" draw:end-glue-point="4" svg:d="m6398 6180c0 1252-2599 418-2599 1670">
          <text:p/>
        </draw:connector>
        <draw:frame draw:style-name="gr14" draw:text-style-name="P5" draw:layer="layout" svg:width="6.985cm" svg:height="0.774cm" svg:x="4.105cm" svg:y="8.42cm">
          <draw:text-box>
            <text:p><text:span text:style-name="T3">Diversified malware</text:span></text:p>
          </draw:text-box>
        </draw:frame>
        <draw:connector draw:style-name="gr12" draw:text-style-name="P1" draw:layer="layout" draw:type="curve" svg:x1="8.838cm" svg:y1="3.975cm" svg:x2="8.62cm" svg:y2="5.228cm" draw:start-shape="id2" draw:start-glue-point="8" draw:end-shape="id3" draw:end-glue-point="10" svg:d="m8838 3975c0 836-72 1253-218 1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19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hias Payer</meta:initial-creator>
    <meta:creation-date>2012-04-23T17:01:07</meta:creation-date>
    <dc:date>2012-05-10T13:42:28</dc:date>
    <dc:creator>Mathias Payer</dc:creator>
    <meta:editing-duration>PT1H4M31S</meta:editing-duration>
    <meta:editing-cycles>11</meta:editing-cycles>
    <meta:generator>LibreOffice/3.3$Unix LibreOffice_project/330m19$Build-401</meta:generator>
    <meta:document-statistic meta:object-count="22"/>
  </office:meta>
</office:document-meta>
</file>